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ConversionServiceFactoryBean.setEmbeddedValueResolver( StringValueResolver embeddedValu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setFormatterRegistrars( Set &lt; FormatterRegistrar &gt; formatterRegistr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FactoryBean.setFormatters( Set &lt; ? &gt; forma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registerFormatters( FormattingConversionService conversionServi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rmattingConversionServic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setConverters( Set &lt; ?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.setRegisterDefaultFormatters( boolean registerDefaultForma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